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7C0000036AEEBB0A3362CDAAD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1cm" svg:stroke-color="#ff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388cm" fo:min-width="0.84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88cm" fo:min-width="0.74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draw:marker-start-width="0.275cm" draw:marker-end="Arrow" draw:marker-end-width="0.375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336cm" svg:x="-0.014cm" svg:y="0cm">
          <draw:image xlink:href="Pictures/100002010000057C0000036AEEBB0A3362CDAADD.png" xlink:type="simple" xlink:show="embed" xlink:actuate="onLoad">
            <text:p/>
          </draw:image>
        </draw:frame>
        <draw:custom-shape draw:style-name="gr2" draw:text-style-name="P1" draw:layer="layout" svg:width="1.9cm" svg:height="0.9cm" svg:x="0.8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cm" svg:height="0.9cm" svg:x="0.8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cm" svg:height="0.9cm" svg:x="3.702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0.8cm" svg:y1="0.959cm" svg:x2="0.4cm" svg:y2="0.959cm">
          <text:p/>
        </draw:line>
        <draw:line draw:style-name="gr4" draw:text-style-name="P1" draw:layer="layout" svg:x1="0.4cm" svg:y1="0.9cm" svg:x2="0.4cm" svg:y2="2.8cm">
          <text:p/>
        </draw:line>
        <draw:line draw:style-name="gr5" draw:text-style-name="P1" draw:layer="layout" svg:x1="0.4cm" svg:y1="2.8cm" svg:x2="1cm" svg:y2="3.6cm">
          <text:p/>
        </draw:line>
        <draw:line draw:style-name="gr5" draw:text-style-name="P1" draw:layer="layout" svg:x1="2.696cm" svg:y1="3.895cm" svg:x2="3.7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06T06:09:43.165049000</dc:date>
    <meta:editing-duration>PT2H44M37S</meta:editing-duration>
    <meta:editing-cycles>5</meta:editing-cycles>
    <meta:generator>LibreOffice/5.0.3.2$MacOSX_X86_64 LibreOffice_project/e5f16313668ac592c1bfb310f4390624e3dbfb75</meta:generator>
    <meta:document-statistic meta:object-count="8"/>
  </office:meta>
</office:document-meta>
</file>